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officeooo:rsid="0012eb7f" officeooo:paragraph-rsid="0012eb7f"/>
    </style:style>
    <style:style style:name="P2" style:family="paragraph" style:parent-style-name="Standard" style:list-style-name="L1">
      <style:paragraph-properties fo:line-height="150%" fo:text-align="center" style:justify-single-word="false"/>
      <style:text-properties fo:font-size="24pt" officeooo:rsid="0017007d" officeooo:paragraph-rsid="0017007d" style:font-size-asian="24pt" style:font-size-complex="2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officeooo:rsid="0017007d" officeooo:paragraph-rsid="0017007d" style:font-size-asian="10.5pt" style:font-size-complex="12pt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87764460" text:style-name="L1">
        <text:list-header>
          <text:p text:style-name="P2"><text:span text:style-name="T1">Plano de Execução</text:span></text:p>
        </text:list-header>
      </text:list>
      <text:p text:style-name="P3"><text:span text:style-name="T1"><text:tab/>Foram selecionados os seguintes algoritmos para realização de detecção de anomalias na base de dados NSL-KDD: K-means, HBOS, One-class SVM, Eliptic Envelope, Isolation Forest e LOF. Ao todo são 6 algoritmos, K-means e LOF (Local Outlier Factor) foram escolhidos por serem considerados o estado-da-arte </text:span></text:p>
      <text:list xml:id="list155327017821820" text:continue-numbering="true" text:style-name="L1">
        <text:list-header>
          <text:p text:style-name="P1"><text:span text:style-name="T1"><text:s/></text:span><text:a xlink:type="simple" xlink:href="http://scikit-learn.org/stable/modules/outlier_detection.html" text:style-name="Internet_20_link" text:visited-style-name="Visited_20_Internet_20_Link"><text:span text:style-name="T1">http://scikit-learn.org/stable/modules/outlier_detection.html</text:span></text:a><text:span text:style-name="T1">.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9:08:17.578231000</meta:creation-date>
    <dc:date>2018-01-22T15:53:25.558826603</dc:date>
    <meta:editing-duration>PT2H27M57S</meta:editing-duration>
    <meta:editing-cycles>6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3" meta:word-count="50" meta:character-count="386" meta:non-whitespace-character-count="337"/>
  </office:meta>
</office:document-meta>
</file>